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 style:list-style-name="L1"/>
    <style:style style:name="P4" style:family="paragraph" style:parent-style-name="Normal" style:list-style-name="L2"/>
    <style:style style:name="P5" style:family="paragraph" style:parent-style-name="Normal" style:list-style-name="L3">
      <style:text-properties officeooo:rsid="00146431" officeooo:paragraph-rsid="00146431" fo:background-color="#ffff00"/>
    </style:style>
    <style:style style:name="P6" style:family="paragraph" style:parent-style-name="Normal" style:list-style-name="L3"/>
    <style:style style:name="P7" style:family="paragraph" style:parent-style-name="Normal" style:list-style-name="L4">
      <style:text-properties officeooo:rsid="00146431" officeooo:paragraph-rsid="00146431" fo:background-color="#ffff00"/>
    </style:style>
    <style:style style:name="P8" style:family="paragraph" style:parent-style-name="Normal" style:list-style-name="L4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6431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46431" fo:background-color="#ffff00" loext:char-shading-value="0"/>
    </style:style>
    <style:style style:name="T5" style:family="text">
      <style:text-properties fo:font-weight="bold" officeooo:rsid="00146431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quoi Étudier le <text:span text:style-name="Police_20_par_20_défaut"><text:span text:style-name="T1">funnel marketing</text:span></text:span> (ou <text:span text:style-name="Police_20_par_20_défaut"><text:span text:style-name="T1">entonnoir marketing</text:span></text:span>) ?</text:p>
      <text:p text:style-name="Normal">Il sert à comprendre <text:span text:style-name="Police_20_par_20_défaut"><text:span text:style-name="T1">comment un client passe de la découverte d’une marque à l’achat</text:span></text:span>, puis parfois à la fidélité. Cela permet d’optimiser chaque étape pour vendre plus efficacement. </text:p>
      <text:p text:style-name="P2">1. Comprendre le parcours du client</text:p>
      <text:p text:style-name="Normal">Le funnel marketing décrit les différentes étapes par lesquelles passe un client :</text:p>
      <text:list text:style-name="L1">
        <text:list-item>
          <text:p text:style-name="P3"><text:span text:style-name="Police_20_par_20_défaut"><text:span text:style-name="T1">Acquisition/ Awareness (Notoriété)</text:span></text:span> – <text:span text:style-name="T2">Le client découvre la marque</text:span></text:p>
        </text:list-item>
        <text:list-item>
          <text:p text:style-name="P3"><text:span text:style-name="Police_20_par_20_défaut"><text:span text:style-name="T1">Activation/ Interest (Intérêt)</text:span></text:span> – <text:span text:style-name="T2">Il commence à s’y interesser </text:span></text:p>
        </text:list-item>
        <text:list-item>
          <text:p text:style-name="P3"><text:span text:style-name="Police_20_par_20_défaut"><text:span text:style-name="T1">Retention / Consideration</text:span></text:span>– <text:s/><text:span text:style-name="T2">Il compare avec d’autre option</text:span></text:p>
        </text:list-item>
        <text:list-item>
          <text:p text:style-name="P3"><text:span text:style-name="Police_20_par_20_défaut"><text:span text:style-name="T1">Revenue/ Conversion (Achat)</text:span></text:span> – <text:span text:style-name="T2">Il décide d’acheter</text:span></text:p>
        </text:list-item>
        <text:list-item>
          <text:p text:style-name="P3"><text:span text:style-name="Police_20_par_20_défaut"><text:span text:style-name="T1">Referaal / Loyalty (Fidélité)</text:span></text:span> – <text:span text:style-name="T2">Il devient un client régulier</text:span></text:p>
        </text:list-item>
      </text:list>
      <text:p text:style-name="Normal">En l’étudiant, on comprend <text:span text:style-name="Police_20_par_20_défaut"><text:span text:style-name="T1">où les clients abandonnent</text:span></text:span> et pourquoi.</text:p>
      <text:p text:style-name="P2">2. Améliorer les stratégies marketing</text:p>
      <text:p text:style-name="Normal">Le funnel permet d’adapter les actions marketing à chaque étape :</text:p>
      <text:list text:style-name="L2">
        <text:list-item>
          <text:p text:style-name="P4">Haut du funnel → <text:span text:style-name="T2">Contenu éducatif, publicité, réseaux sociaux</text:span></text:p>
        </text:list-item>
        <text:list-item>
          <text:p text:style-name="P4">Milieu du funnel <text:span text:style-name="Police_20_par_20_défaut"><text:span text:style-name="T3">→ </text:span></text:span><text:span text:style-name="Police_20_par_20_défaut"><text:span text:style-name="T4">email marketing, comparatifs, témoignages</text:span></text:span></text:p>
        </text:list-item>
        <text:list-item>
          <text:p text:style-name="P4">Bas du funnel → <text:span text:style-name="T2">promotions, offres limitées, démonstrations</text:span></text:p>
        </text:list-item>
      </text:list>
      <text:p text:style-name="Normal">Par exemple, des entreprises comme HubSpot ou Salesforce utilisent beaucoup cette approche pour analyser leurs prospects.</text:p>
      <text:p text:style-name="P2">3. Optimiser le taux de conversion</text:p>
      <text:p text:style-name="Normal">En analysant le funnel, une entreprise peut :</text:p>
      <text:list text:style-name="L3">
        <text:list-item>
          <text:p text:style-name="P5">identifier les points de blocage</text:p>
        </text:list-item>
        <text:list-item>
          <text:p text:style-name="P5">améliorer les pages de vente</text:p>
        </text:list-item>
        <text:list-item>
          <text:p text:style-name="P6"><text:span text:style-name="Police_20_par_20_défaut"><text:span text:style-name="T3">Tester </text:span></text:span><text:span text:style-name="Police_20_par_20_défaut"><text:span text:style-name="T4">différentes stratégies marketing</text:span></text:span></text:p>
        </text:list-item>
      </text:list>
      <text:p text:style-name="Normal">Résultat : <text:span text:style-name="Police_20_par_20_défaut"><text:span text:style-name="T1">plus de prospects deviennent des clients</text:span></text:span>.</text:p>
      <text:p text:style-name="P2">4. Mieux utiliser le budget marketing</text:p>
      <text:p text:style-name="Normal">Le funnel aide à savoir :</text:p>
      <text:list text:style-name="L4">
        <text:list-item>
          <text:p text:style-name="P7">quels canaux fonctionnent le mieux</text:p>
        </text:list-item>
        <text:list-item>
          <text:p text:style-name="P7">améliorer les pages de ventes</text:p>
        </text:list-item>
        <text:list-item>
          <text:p text:style-name="P8">quelles campagnes arrêter</text:p>
        </text:list-item>
      </text:list>
      <text:p text:style-name="Normal">Donc on <text:span text:style-name="Police_20_par_20_défaut"><text:span text:style-name="T1">réduit les dépenses inutiles</text:span></text:span>.</text:p>
      <text:p text:style-name="Normal"><text:soft-page-break/><text:s/><text:span text:style-name="Police_20_par_20_défaut"><text:span text:style-name="T1">En résumé : </text:span></text:span><text:span text:style-name="Police_20_par_20_défaut"><text:span text:style-name="T5">Etudier le funnel marketing permet de comprendre le comportement des clients, améliorer les stratégies marketing et augmenter les vente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4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in" fo:margin-bottom="0.0555in" style:contextual-spacing="tru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loext:hyphenation-keep-line="false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35in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dc:title/>
    <dc:description/>
    <dc:subject/>
    <meta:initial-creator>Chergui Anis</meta:initial-creator>
    <meta:creation-date>2026-03-17T14:47:00Z</meta:creation-date>
    <dc:date>2026-03-18T09:20:34.239310509</dc:date>
    <meta:editing-cycles>4</meta:editing-cycles>
    <meta:editing-duration>PT12M4S</meta:editing-duration>
    <meta:document-statistic meta:table-count="0" meta:image-count="0" meta:object-count="0" meta:page-count="2" meta:paragraph-count="29" meta:word-count="266" meta:character-count="1711" meta:non-whitespace-character-count="1480"/>
    <meta:template xlink:type="simple" xlink:actuate="onRequest" xlink:title="" xlink:href="Normal"/>
  </office:meta>
</office:document-meta>
</file>